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cce6" officeooo:paragraph-rsid="0014cce6" style:font-weight-asian="bold" style:font-weight-complex="bold"/>
    </style:style>
    <style:style style:name="P2" style:family="paragraph" style:parent-style-name="Standard">
      <style:paragraph-properties fo:text-align="start" style:justify-single-word="false"/>
      <style:text-properties fo:font-weight="normal" officeooo:rsid="001606be" officeooo:paragraph-rsid="001606be" style:font-weight-asian="normal" style:font-weight-complex="normal"/>
    </style:style>
    <style:style style:name="P3" style:family="paragraph" style:parent-style-name="Standard">
      <style:paragraph-properties fo:text-align="start" style:justify-single-word="false"/>
      <style:text-properties officeooo:paragraph-rsid="001606be"/>
    </style:style>
    <style:style style:name="P4" style:family="paragraph" style:parent-style-name="Standard">
      <style:paragraph-properties fo:text-align="start" style:justify-single-word="false"/>
      <style:text-properties officeooo:rsid="001606be" officeooo:paragraph-rsid="0014cce6"/>
    </style:style>
    <style:style style:name="P5" style:family="paragraph" style:parent-style-name="Standard">
      <style:paragraph-properties fo:text-align="start" style:justify-single-word="false"/>
      <style:text-properties fo:font-weight="normal" officeooo:rsid="0014cce6" officeooo:paragraph-rsid="001606be" style:font-weight-asian="normal" style:font-weight-complex="normal"/>
    </style:style>
    <style:style style:name="P6" style:family="paragraph" style:parent-style-name="Standard">
      <style:paragraph-properties fo:text-align="start" style:justify-single-word="false"/>
      <style:text-properties fo:font-weight="normal" officeooo:rsid="0014cce6" officeooo:paragraph-rsid="0014cce6" style:font-weight-asian="normal" style:font-weight-complex="normal"/>
    </style:style>
    <style:style style:name="P7" style:family="paragraph" style:parent-style-name="Standard">
      <style:paragraph-properties fo:text-align="start" style:justify-single-word="false"/>
      <style:text-properties fo:font-weight="normal" officeooo:rsid="001606be" officeooo:paragraph-rsid="001606be" style:font-weight-asian="normal" style:font-weight-complex="normal"/>
    </style:style>
    <style:style style:name="P8" style:family="paragraph" style:parent-style-name="Standard">
      <style:paragraph-properties fo:text-align="start" style:justify-single-word="false"/>
      <style:text-properties officeooo:paragraph-rsid="001606be"/>
    </style:style>
    <style:style style:name="T1" style:family="text">
      <style:text-properties fo:font-weight="normal" style:font-weight-asian="normal" style:font-weight-complex="normal"/>
    </style:style>
    <style:style style:name="T2" style:family="text">
      <style:text-properties fo:font-weight="normal" officeooo:rsid="0014cce6" style:font-weight-asian="normal" style:font-weight-complex="normal"/>
    </style:style>
    <style:style style:name="T3" style:family="text">
      <style:text-properties fo:font-weight="normal" officeooo:rsid="001606be"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e la personne interviewée<text:tab/></text:p>
      <text:p text:style-name="P1"/>
      <text:p text:style-name="P4">Poste : Directeur du service informatique (D.S.I)</text:p>
      <text:p text:style-name="P5"/>
      <text:p text:style-name="P5">Définition du poste : </text:p>
      <text:p text:style-name="P5"/>
      <text:p text:style-name="P3"><text:span text:style-name="T2">Le directeur du service informatique est à la fois manager et technicien. </text:span><text:span text:style-name="T3">Manager, car il élabore la stratégie informatique de l’entreprise, définit les budgets et gère les moyens matériels et humains. Technicien, parce qu’il doit parfaitement connaître l’environnement informatique de son entreprise pour le faire évoluer en même temps que les technologies. Pour cela, il peut être aidé par une équipe d’informaticiens.</text:span></text:p>
      <text:p text:style-name="P3"><text:span text:style-name="T3"/></text:p>
      <text:p text:style-name="P3"><text:span text:style-name="T2">Son objectif est de résoudre les problèmes tout en respectant un budget défini et les délais, ainsi que de proposer des </text:span><text:span text:style-name="T1">solutions informatiques améliorant la rentabilité de l’entreprise.</text:span></text:p>
      <text:p text:style-name="P6"/>
      <text:p text:style-name="P2">Niveau de responsabilité : </text:p>
      <text:p text:style-name="P2"/>
      <text:p text:style-name="P2">Le directeur du service informatique est chargé d’une unité informatique.</text:p>
      <text:p text:style-name="P2"/>
      <text:p text:style-name="P2"/>
      <text:p text:style-name="P6"/>
      <text:p text:style-name="P6"/>
      <text:p text:style-name="P2">Source: <text:a xlink:type="simple" xlink:href="http://www.studyrama.com/formations/fiches-metiers/informatique-electronique-numerique/directeur-du-service-informatique-dsi-1063" text:style-name="Internet_20_link" text:visited-style-name="Visited_20_Internet_20_Link">http://www.studyrama.com/formations/fiches-metiers/informatique-electronique-numerique/directeur-du-service-informatique-dsi-1063</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4:34:43.639520265</meta:creation-date>
    <dc:date>2016-12-13T15:00:42.128788155</dc:date>
    <meta:editing-duration>PT20M41S</meta:editing-duration>
    <meta:editing-cycles>2</meta:editing-cycles>
    <meta:generator>LibreOffice/5.1.4.2$Linux_X86_64 LibreOffice_project/10m0$Build-2</meta:generator>
    <meta:document-statistic meta:table-count="0" meta:image-count="0" meta:object-count="0" meta:page-count="1" meta:paragraph-count="8" meta:word-count="122" meta:character-count="954" meta:non-whitespace-character-count="837"/>
  </office:meta>
</office:document-meta>
</file>